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4A6000013A30000099D6E8963A6514AE4DF.svg" manifest:media-type="image/svg+xml"/>
  <manifest:file-entry manifest:full-path="Pictures/100071FA0000175C00000BC875E92A5312F5EBF9.svg" manifest:media-type="image/svg+xml"/>
  <manifest:file-entry manifest:full-path="Pictures/10004F0400000B440000082ABCFAF9FC259A9FAF.svg" manifest:media-type="image/svg+xml"/>
  <manifest:file-entry manifest:full-path="Pictures/100002010000011B0000008EA1E15946C603443F.png" manifest:media-type="image/png"/>
  <manifest:file-entry manifest:full-path="Pictures/10006D4C0000175C00000BC867F77FC176D8AF34.svg" manifest:media-type="image/svg+xml"/>
  <manifest:file-entry manifest:full-path="Pictures/1000020100000280000001A2401834828C72D74E.png" manifest:media-type="image/png"/>
  <manifest:file-entry manifest:full-path="Pictures/100055C500000F4C0000031AA424FA8BD41AC5D7.svg" manifest:media-type="image/svg+xml"/>
  <manifest:file-entry manifest:full-path="Pictures/10000201000001C7000001208D4426A2F332B349.png" manifest:media-type="image/png"/>
  <manifest:file-entry manifest:full-path="Pictures/100002010000011B0000008E4B559C1AF82EF0FB.png" manifest:media-type="image/png"/>
  <manifest:file-entry manifest:full-path="Pictures/10000201000002A1000001ABFD59BEB46E569911.png" manifest:media-type="image/png"/>
  <manifest:file-entry manifest:full-path="Pictures/1000020100000130000001102162B9CD0E869E5B.png" manifest:media-type="image/png"/>
  <manifest:file-entry manifest:full-path="Pictures/100000000000017A00000171177EBD697E42E992.png" manifest:media-type="image/png"/>
  <manifest:file-entry manifest:full-path="Pictures/1000020100000104000000CAB7ED71B95FC8C9C8.png" manifest:media-type="image/png"/>
  <manifest:file-entry manifest:full-path="Pictures/100000000000017A00000171BEC55BB0BA0C64AB.png" manifest:media-type="image/png"/>
  <manifest:file-entry manifest:full-path="Pictures/1000020100000088000000639DED513F75F3D283.png" manifest:media-type="image/png"/>
  <manifest:file-entry manifest:full-path="Pictures/100002010000015C0000022CB9A9F430A8141E7A.png" manifest:media-type="image/png"/>
  <manifest:file-entry manifest:full-path="Pictures/1000AFF80000154A00000FEB08D1519C62BA1F9D.svg" manifest:media-type="image/svg+xml"/>
  <manifest:file-entry manifest:full-path="Pictures/10000201000000ED00000074C960D00323B287C2.png" manifest:media-type="image/png"/>
  <manifest:file-entry manifest:full-path="Pictures/1000020100000102000000C001D045C67FEE6337.png" manifest:media-type="image/png"/>
  <manifest:file-entry manifest:full-path="Pictures/100002010000019B000001E880CE966257468023.png" manifest:media-type="image/png"/>
  <manifest:file-entry manifest:full-path="Pictures/10000201000000B9000000254EC66BDC9E028A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14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2.341cm" fo:padding-top="0.027cm" fo:padding-bottom="0.027cm" fo:padding-left="0.027cm" fo:padding-right="0.027cm"/>
    </style:style>
    <style:style style:name="gr145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7cm, 2.578cm, 1.029cm, 3.102cm)" draw:image-opacity="100%" style:mirror="none"/>
    </style:style>
    <style:style style:name="gr147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18cm, 2.563cm, 0.498cm, 3.102cm)" draw:image-opacity="100%" style:mirror="none"/>
    </style:style>
    <style:style style:name="gr149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4.424cm" fo:padding-top="0.027cm" fo:padding-bottom="0.027cm" fo:padding-left="0.027cm" fo:padding-right="0.027cm"/>
    </style:style>
    <style:style style:name="gr150" style:family="graphic" style:parent-style-name="objectwithoutfill">
      <style:graphic-properties draw:stroke="solid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51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274cm" fo:min-width="0.008cm"/>
    </style:style>
    <style:style style:name="gr1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37cm, 1.785cm, 0cm)" draw:image-opacity="100%" style:mirror="none"/>
    </style:style>
    <style:style style:name="gr1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38cm, 5.173cm, 0cm, 0cm)" draw:image-opacity="100%" style:mirror="none"/>
    </style:style>
    <style:style style:name="gr154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5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6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8cm" fo:min-width="1.575cm" fo:padding-top="0.151cm" fo:padding-bottom="0.151cm" fo:padding-left="0.276cm" fo:padding-right="0.276cm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4cm, 0.159cm, 1.322cm, 4.037cm)" draw:image-opacity="100%" style:mirror="none"/>
    </style:style>
    <style:style style:name="gr1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1.569cm" fo:padding-top="0.151cm" fo:padding-bottom="0.151cm" fo:padding-left="0.276cm" fo:padding-right="0.276cm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91cm, 0.027cm, 0.82cm, 4.044cm)" draw:image-opacity="100%" style:mirror="none"/>
    </style:style>
    <style:style style:name="gr1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04cm, 2.107cm, 1.376cm, 0cm)" draw:image-opacity="100%" style:mirror="none"/>
    </style:style>
    <style:style style:name="gr1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1cm, 1.937cm, 1.372cm, 0cm)" draw:image-opacity="100%" style:mirror="none"/>
    </style:style>
    <style:style style:name="gr1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8cm, 1.679cm, 0.563cm, 0cm)" draw:image-opacity="100%" style:mirror="none"/>
    </style:style>
    <style:style style:name="gr1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32cm, 1.679cm, 1.007cm, 0cm)" draw:image-opacity="100%" style:mirror="none"/>
    </style:style>
    <style:style style:name="gr1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38cm, 4.27cm, 0cm, 0.869cm)" draw:image-opacity="100%" style:mirror="none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6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4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24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25cm" svg:y1="6.758cm" svg:x2="17.87cm" svg:y2="5.752cm" draw:start-shape="id9" draw:start-glue-point="10" draw:end-shape="id8" draw:end-glue-point="1" svg:d="M19625 6758c-1317 0-440-1006-1755-1006" svg:viewBox="0 0 1756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1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1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</text:span><text:span text:style-name="T5">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</text:span><text:span text:style-name="T5">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71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g>
          <draw:frame draw:style-name="gr139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44" draw:text-style-name="P41" draw:layer="layout" svg:width="12.395cm" svg:height="6.35cm" svg:x="16.242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7.612cm" svg:x2="27.016cm" svg:y2="7.612cm">
          <text:p/>
        </draw:line>
        <draw:line draw:style-name="gr67" draw:text-style-name="P5" draw:layer="layout" svg:x1="23.803cm" svg:y1="9.744cm" svg:x2="25.844cm" svg:y2="6.21cm">
          <text:p/>
        </draw:line>
        <draw:line draw:style-name="gr66" draw:text-style-name="P5" draw:layer="layout" svg:x1="18.788cm" svg:y1="9.702cm" svg:x2="20.018cm" svg:y2="7.571cm">
          <text:p/>
        </draw:line>
        <draw:line draw:style-name="gr71" draw:text-style-name="P4" draw:layer="layout" svg:x1="16.608cm" svg:y1="9.704cm" svg:x2="18.538cm" svg:y2="9.705cm">
          <text:p/>
        </draw:line>
        <draw:line draw:style-name="gr69" draw:text-style-name="P5" draw:layer="layout" svg:x1="25.031cm" svg:y1="7.619cm" svg:x2="26.85cm" svg:y2="7.619cm">
          <text:p/>
        </draw:line>
        <draw:ellipse draw:style-name="gr17" draw:text-style-name="P11" xml:id="id29" draw:id="id29" draw:layer="layout" svg:width="2.002cm" svg:height="1.285cm" draw:transform="skewX (-0.00785398163397448) rotate (-3.14159265358979) translate (27.839cm 8.294cm)" draw:kind="cut" draw:start-angle="88.96" draw:end-angle="271.12">
          <text:p/>
        </draw:ellipse>
        <draw:connector draw:style-name="gr18" draw:text-style-name="P3" draw:layer="layout" draw:type="curve" draw:line-skew="-0.378cm" svg:x1="27.834cm" svg:y1="7.652cm" svg:x2="28.411cm" svg:y2="8.613cm" draw:start-shape="id29" draw:start-glue-point="3" svg:d="M27834 7652c241 0-47 961 577 961" svg:viewBox="0 0 578 962">
          <text:p/>
        </draw:connector>
        <draw:line draw:style-name="gr68" draw:text-style-name="P5" draw:layer="layout" svg:x1="25.041cm" svg:y1="7.615cm" svg:x2="26.003cm" svg:y2="5.95cm">
          <text:p/>
        </draw:line>
        <draw:custom-shape draw:style-name="gr109" draw:text-style-name="P46" draw:layer="layout" svg:width="2.083cm" svg:height="0.203cm" draw:transform="rotate (-1.0471975511966) translate (24.592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5.195cm" svg:x2="27.528cm" svg:y2="4.88cm" draw:start-shape="id30" draw:start-glue-point="3" svg:d="M26501 5195c0-613 1027-456 1027-315" svg:viewBox="0 0 1028 444">
          <text:p/>
        </draw:connector>
        <draw:ellipse draw:style-name="gr17" draw:text-style-name="P11" xml:id="id30" draw:id="id30" draw:layer="layout" svg:width="2.002cm" svg:height="1.285cm" draw:transform="skewX (-0.00785398163397456) rotate (-2.0943951023932) translate (27.059cm 5.512cm)" draw:kind="cut" draw:start-angle="88.96" draw:end-angle="271.12">
          <text:p/>
        </draw:ellipse>
        <draw:line draw:style-name="gr67" draw:text-style-name="P5" draw:layer="layout" svg:x1="17.848cm" svg:y1="9.705cm" svg:x2="23.866cm" svg:y2="9.705cm">
          <text:p/>
        </draw:line>
        <draw:custom-shape draw:style-name="gr106" draw:text-style-name="P32" draw:layer="layout" svg:width="1.372cm" svg:height="1.372cm" svg:x="20.894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8.71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16.242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13.96cm" svg:x2="27.016cm" svg:y2="13.96cm">
          <text:p/>
        </draw:line>
        <draw:line draw:style-name="gr67" draw:text-style-name="P5" draw:layer="layout" svg:x1="23.803cm" svg:y1="16.092cm" svg:x2="25.844cm" svg:y2="12.558cm">
          <text:p/>
        </draw:line>
        <draw:line draw:style-name="gr66" draw:text-style-name="P5" draw:layer="layout" svg:x1="18.788cm" svg:y1="16.05cm" svg:x2="20.018cm" svg:y2="13.919cm">
          <text:p/>
        </draw:line>
        <draw:line draw:style-name="gr71" draw:text-style-name="P4" draw:layer="layout" svg:x1="16.608cm" svg:y1="16.052cm" svg:x2="18.538cm" svg:y2="16.053cm">
          <text:p/>
        </draw:line>
        <draw:line draw:style-name="gr69" draw:text-style-name="P5" draw:layer="layout" svg:x1="25.031cm" svg:y1="13.967cm" svg:x2="26.85cm" svg:y2="13.967cm">
          <text:p/>
        </draw:line>
        <draw:ellipse draw:style-name="gr17" draw:text-style-name="P11" xml:id="id31" draw:id="id31" draw:layer="layout" svg:width="2.002cm" svg:height="1.285cm" draw:transform="skewX (-0.00785398163397448) rotate (-3.14159265358979) translate (27.839cm 14.642cm)" draw:kind="cut" draw:start-angle="88.96" draw:end-angle="271.12">
          <text:p/>
        </draw:ellipse>
        <draw:connector draw:style-name="gr18" draw:text-style-name="P3" draw:layer="layout" draw:type="curve" draw:line-skew="-0.378cm" svg:x1="27.834cm" svg:y1="14cm" svg:x2="28.411cm" svg:y2="14.961cm" draw:start-shape="id31" draw:start-glue-point="3" svg:d="M27834 14000c241 0-47 961 577 961" svg:viewBox="0 0 578 962">
          <text:p/>
        </draw:connector>
        <draw:line draw:style-name="gr68" draw:text-style-name="P5" draw:layer="layout" svg:x1="25.041cm" svg:y1="13.963cm" svg:x2="26.003cm" svg:y2="12.298cm">
          <text:p/>
        </draw:line>
        <draw:custom-shape draw:style-name="gr109" draw:text-style-name="P46" draw:layer="layout" svg:width="2.083cm" svg:height="0.203cm" draw:transform="rotate (-1.0471975511966) translate (24.592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11.543cm" svg:x2="27.528cm" svg:y2="11.228cm" draw:start-shape="id32" draw:start-glue-point="3" svg:d="M26501 11543c0-613 1027-456 1027-315" svg:viewBox="0 0 1028 444">
          <text:p/>
        </draw:connector>
        <draw:ellipse draw:style-name="gr17" draw:text-style-name="P11" xml:id="id32" draw:id="id32" draw:layer="layout" svg:width="2.002cm" svg:height="1.285cm" draw:transform="skewX (-0.00785398163397456) rotate (-2.0943951023932) translate (27.059cm 11.86cm)" draw:kind="cut" draw:start-angle="88.96" draw:end-angle="271.12">
          <text:p/>
        </draw:ellipse>
        <draw:line draw:style-name="gr67" draw:text-style-name="P5" draw:layer="layout" svg:x1="17.848cm" svg:y1="16.053cm" svg:x2="23.866cm" svg:y2="16.053cm">
          <text:p/>
        </draw:line>
        <draw:custom-shape draw:style-name="gr106" draw:text-style-name="P32" draw:layer="layout" svg:width="1.372cm" svg:height="1.372cm" svg:x="20.894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13.96cm" svg:x2="14.621cm" svg:y2="13.96cm">
          <text:p/>
        </draw:line>
        <draw:line draw:style-name="gr67" draw:text-style-name="P5" draw:layer="layout" svg:x1="11.408cm" svg:y1="16.092cm" svg:x2="13.449cm" svg:y2="12.558cm">
          <text:p/>
        </draw:line>
        <draw:line draw:style-name="gr66" draw:text-style-name="P5" draw:layer="layout" svg:x1="6.393cm" svg:y1="16.05cm" svg:x2="7.623cm" svg:y2="13.919cm">
          <text:p/>
        </draw:line>
        <draw:line draw:style-name="gr71" draw:text-style-name="P4" draw:layer="layout" svg:x1="4.213cm" svg:y1="16.052cm" svg:x2="6.143cm" svg:y2="16.053cm">
          <text:p/>
        </draw:line>
        <draw:line draw:style-name="gr69" draw:text-style-name="P5" draw:layer="layout" svg:x1="12.636cm" svg:y1="13.967cm" svg:x2="14.455cm" svg:y2="13.967cm">
          <text:p/>
        </draw:line>
        <draw:ellipse draw:style-name="gr17" draw:text-style-name="P11" xml:id="id33" draw:id="id33" draw:layer="layout" svg:width="2.002cm" svg:height="1.285cm" draw:transform="skewX (-0.00785398163397448) rotate (-3.14159265358979) translate (15.444cm 14.642cm)" draw:kind="cut" draw:start-angle="88.96" draw:end-angle="271.12">
          <text:p/>
        </draw:ellipse>
        <draw:connector draw:style-name="gr18" draw:text-style-name="P3" draw:layer="layout" draw:type="curve" draw:line-skew="-0.378cm" svg:x1="15.439cm" svg:y1="14cm" svg:x2="16.016cm" svg:y2="14.961cm" draw:start-shape="id33" draw:start-glue-point="3" svg:d="M15439 14000c241 0-47 961 577 961" svg:viewBox="0 0 578 962">
          <text:p/>
        </draw:connector>
        <draw:line draw:style-name="gr68" draw:text-style-name="P5" draw:layer="layout" svg:x1="12.646cm" svg:y1="13.963cm" svg:x2="13.608cm" svg:y2="12.298cm">
          <text:p/>
        </draw:line>
        <draw:custom-shape draw:style-name="gr109" draw:text-style-name="P46" draw:layer="layout" svg:width="2.083cm" svg:height="0.203cm" draw:transform="rotate (-1.0471975511966) translate (12.197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11.543cm" svg:x2="15.133cm" svg:y2="11.228cm" draw:start-shape="id34" draw:start-glue-point="3" svg:d="M14106 11543c0-613 1027-456 1027-315" svg:viewBox="0 0 1028 444">
          <text:p/>
        </draw:connector>
        <draw:ellipse draw:style-name="gr17" draw:text-style-name="P11" xml:id="id34" draw:id="id34" draw:layer="layout" svg:width="2.002cm" svg:height="1.285cm" draw:transform="skewX (-0.00785398163397456) rotate (-2.0943951023932) translate (14.664cm 11.86cm)" draw:kind="cut" draw:start-angle="88.96" draw:end-angle="271.12">
          <text:p/>
        </draw:ellipse>
        <draw:line draw:style-name="gr67" draw:text-style-name="P5" draw:layer="layout" svg:x1="5.453cm" svg:y1="16.053cm" svg:x2="11.471cm" svg:y2="16.053cm">
          <text:p/>
        </draw:line>
        <draw:custom-shape draw:style-name="gr106" draw:text-style-name="P32" draw:layer="layout" svg:width="1.372cm" svg:height="1.372cm" svg:x="8.499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7.612cm" svg:x2="14.621cm" svg:y2="7.612cm">
          <text:p/>
        </draw:line>
        <draw:line draw:style-name="gr67" draw:text-style-name="P5" draw:layer="layout" svg:x1="11.408cm" svg:y1="9.744cm" svg:x2="13.449cm" svg:y2="6.21cm">
          <text:p/>
        </draw:line>
        <draw:line draw:style-name="gr66" draw:text-style-name="P5" draw:layer="layout" svg:x1="6.393cm" svg:y1="9.702cm" svg:x2="7.623cm" svg:y2="7.571cm">
          <text:p/>
        </draw:line>
        <draw:line draw:style-name="gr71" draw:text-style-name="P4" draw:layer="layout" svg:x1="4.213cm" svg:y1="9.704cm" svg:x2="6.143cm" svg:y2="9.705cm">
          <text:p/>
        </draw:line>
        <draw:line draw:style-name="gr69" draw:text-style-name="P5" draw:layer="layout" svg:x1="12.636cm" svg:y1="7.619cm" svg:x2="14.455cm" svg:y2="7.619cm">
          <text:p/>
        </draw:line>
        <draw:ellipse draw:style-name="gr17" draw:text-style-name="P11" xml:id="id35" draw:id="id35" draw:layer="layout" svg:width="2.002cm" svg:height="1.285cm" draw:transform="skewX (-0.00785398163397448) rotate (-3.14159265358979) translate (15.444cm 8.294cm)" draw:kind="cut" draw:start-angle="88.96" draw:end-angle="271.12">
          <text:p/>
        </draw:ellipse>
        <draw:connector draw:style-name="gr18" draw:text-style-name="P3" draw:layer="layout" draw:type="curve" draw:line-skew="-0.378cm" svg:x1="15.439cm" svg:y1="7.652cm" svg:x2="16.016cm" svg:y2="8.613cm" draw:start-shape="id35" draw:start-glue-point="3" svg:d="M15439 7652c241 0-47 961 577 961" svg:viewBox="0 0 578 962">
          <text:p/>
        </draw:connector>
        <draw:line draw:style-name="gr68" draw:text-style-name="P5" draw:layer="layout" svg:x1="12.646cm" svg:y1="7.615cm" svg:x2="13.608cm" svg:y2="5.95cm">
          <text:p/>
        </draw:line>
        <draw:custom-shape draw:style-name="gr109" draw:text-style-name="P46" draw:layer="layout" svg:width="2.083cm" svg:height="0.203cm" draw:transform="rotate (-1.0471975511966) translate (12.197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5.195cm" svg:x2="15.133cm" svg:y2="4.88cm" draw:start-shape="id36" draw:start-glue-point="3" svg:d="M14106 5195c0-613 1027-456 1027-315" svg:viewBox="0 0 1028 444">
          <text:p/>
        </draw:connector>
        <draw:ellipse draw:style-name="gr17" draw:text-style-name="P11" xml:id="id36" draw:id="id36" draw:layer="layout" svg:width="2.002cm" svg:height="1.285cm" draw:transform="skewX (-0.00785398163397456) rotate (-2.0943951023932) translate (14.664cm 5.512cm)" draw:kind="cut" draw:start-angle="88.96" draw:end-angle="271.12">
          <text:p/>
        </draw:ellipse>
        <draw:line draw:style-name="gr67" draw:text-style-name="P5" draw:layer="layout" svg:x1="5.453cm" svg:y1="9.705cm" svg:x2="11.471cm" svg:y2="9.705cm">
          <text:p/>
        </draw:line>
        <draw:custom-shape draw:style-name="gr106" draw:text-style-name="P32" draw:layer="layout" svg:width="1.372cm" svg:height="1.372cm" svg:x="8.499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8.71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2" draw:layer="layout" svg:width="1.1cm" svg:height="1.1cm" svg:x="25.071cm" svg:y="3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8" draw:layer="layout" svg:width="1.027cm" svg:height="1.087cm" svg:x="25.143cm" svg:y="3.141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A1E15946C603443F.png" xlink:type="simple" xlink:show="embed" xlink:actuate="onLoad" loext:mime-type="image/png"/>
        </draw:frame>
        <draw:custom-shape draw:style-name="gr147" draw:text-style-name="P32" draw:layer="layout" svg:width="1.1cm" svg:height="1.1cm" svg:x="27.071cm" svg:y="3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8" draw:layer="layout" svg:width="1.075cm" svg:height="1.027cm" svg:x="27.143cm" svg:y="3.23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A1E15946C603443F.png" xlink:type="simple" xlink:show="embed" xlink:actuate="onLoad" loext:mime-type="image/png"/>
        </draw:frame>
      </draw:page>
      <draw:page draw:name="page17" draw:style-name="dp1" draw:master-page-name="Default">
        <draw:g>
          <draw:line draw:style-name="gr67" draw:text-style-name="P5" draw:layer="layout" svg:x1="11.202cm" svg:y1="17.268cm" svg:x2="12.689cm" svg:y2="17.268cm">
            <text:p/>
          </draw:line>
          <draw:line draw:style-name="gr66" draw:text-style-name="P5" draw:layer="layout" svg:x1="14.218cm" svg:y1="17.268cm" svg:x2="15.705cm" svg:y2="17.268cm">
            <text:p/>
          </draw:line>
          <draw:custom-shape draw:style-name="gr149" draw:text-style-name="P41" draw:layer="layout" svg:width="14.478cm" svg:height="6.35cm" svg:x="16.28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6.93cm" svg:x2="27.054cm" svg:y2="6.93cm">
            <text:p/>
          </draw:line>
          <draw:line draw:style-name="gr67" draw:text-style-name="P5" draw:layer="layout" svg:x1="23.841cm" svg:y1="9.062cm" svg:x2="25.882cm" svg:y2="5.528cm">
            <text:p/>
          </draw:line>
          <draw:line draw:style-name="gr66" draw:text-style-name="P5" draw:layer="layout" svg:x1="18.826cm" svg:y1="9.02cm" svg:x2="20.056cm" svg:y2="6.889cm">
            <text:p/>
          </draw:line>
          <draw:line draw:style-name="gr71" draw:text-style-name="P4" draw:layer="layout" svg:x1="16.646cm" svg:y1="9.022cm" svg:x2="18.576cm" svg:y2="9.023cm">
            <text:p/>
          </draw:line>
          <draw:line draw:style-name="gr69" draw:text-style-name="P5" draw:layer="layout" svg:x1="25.069cm" svg:y1="6.937cm" svg:x2="26.888cm" svg:y2="6.937cm">
            <text:p/>
          </draw:line>
          <draw:line draw:style-name="gr68" draw:text-style-name="P5" draw:layer="layout" svg:x1="25.079cm" svg:y1="6.933cm" svg:x2="26.041cm" svg:y2="5.268cm">
            <text:p/>
          </draw:line>
          <draw:custom-shape draw:style-name="gr109" draw:text-style-name="P46" draw:layer="layout" svg:width="2.083cm" svg:height="0.203cm" draw:transform="rotate (-1.0471975511966) translate (24.63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17.886cm" svg:y1="9.023cm" svg:x2="23.904cm" svg:y2="9.023cm">
            <text:p/>
          </draw:line>
          <draw:custom-shape draw:style-name="gr106" draw:text-style-name="P32" draw:layer="layout" svg:width="1.372cm" svg:height="1.372cm" svg:x="20.932cm" svg:y="8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8.028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6.28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13.278cm" svg:x2="27.054cm" svg:y2="13.278cm">
            <text:p/>
          </draw:line>
          <draw:line draw:style-name="gr67" draw:text-style-name="P5" draw:layer="layout" svg:x1="23.841cm" svg:y1="15.41cm" svg:x2="25.882cm" svg:y2="11.876cm">
            <text:p/>
          </draw:line>
          <draw:line draw:style-name="gr66" draw:text-style-name="P5" draw:layer="layout" svg:x1="18.826cm" svg:y1="15.368cm" svg:x2="20.056cm" svg:y2="13.237cm">
            <text:p/>
          </draw:line>
          <draw:line draw:style-name="gr71" draw:text-style-name="P4" draw:layer="layout" svg:x1="16.646cm" svg:y1="15.37cm" svg:x2="18.576cm" svg:y2="15.371cm">
            <text:p/>
          </draw:line>
          <draw:line draw:style-name="gr69" draw:text-style-name="P5" draw:layer="layout" svg:x1="25.069cm" svg:y1="13.285cm" svg:x2="26.888cm" svg:y2="13.285cm">
            <text:p/>
          </draw:line>
          <draw:ellipse draw:style-name="gr17" draw:text-style-name="P11" xml:id="id37" draw:id="id37" draw:layer="layout" svg:width="2.002cm" svg:height="1.285cm" draw:transform="skewX (-0.00785398163397448) rotate (-3.14159265358979) translate (27.877cm 13.96cm)" draw:kind="cut" draw:start-angle="88.96" draw:end-angle="271.12">
            <text:p/>
          </draw:ellipse>
          <draw:connector draw:style-name="gr18" draw:text-style-name="P3" draw:layer="layout" draw:type="curve" svg:x1="27.872cm" svg:y1="13.318cm" svg:x2="29.199cm" svg:y2="14.396cm" draw:start-shape="id37" draw:start-glue-point="3" draw:end-shape="id38" draw:end-glue-point="0" svg:d="M27872 13318c885 0 1327 359 1327 1078" svg:viewBox="0 0 1328 1079">
            <text:p/>
          </draw:connector>
          <draw:line draw:style-name="gr68" draw:text-style-name="P5" draw:layer="layout" svg:x1="25.079cm" svg:y1="13.281cm" svg:x2="26.041cm" svg:y2="11.616cm">
            <text:p/>
          </draw:line>
          <draw:custom-shape draw:style-name="gr109" draw:text-style-name="P46" draw:layer="layout" svg:width="2.083cm" svg:height="0.203cm" draw:transform="rotate (-1.0471975511966) translate (24.63cm 12.335cm)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3" draw:layer="layout" draw:type="curve" draw:line-skew="0.333cm 0.087cm" svg:x1="26.454cm" svg:y1="10.861cm" svg:x2="28.082cm" svg:y2="11.78cm" draw:start-shape="id39" draw:start-glue-point="3" draw:end-shape="id40" draw:end-glue-point="3" svg:d="M26454 10861c0-336 506-281 682 33s22 886 946 886" svg:viewBox="0 0 1629 1148">
            <text:p/>
          </draw:connector>
          <draw:ellipse draw:style-name="gr17" draw:text-style-name="P11" xml:id="id39" draw:id="id39" draw:layer="layout" svg:width="2.002cm" svg:height="1.285cm" draw:transform="skewX (-0.00785398163397456) rotate (-2.0943951023932) translate (27.012cm 11.178cm)" draw:kind="cut" draw:start-angle="88.96" draw:end-angle="271.12">
            <text:p/>
          </draw:ellipse>
          <draw:line draw:style-name="gr67" draw:text-style-name="P5" draw:layer="layout" svg:x1="17.886cm" svg:y1="15.371cm" svg:x2="23.904cm" svg:y2="15.371cm">
            <text:p/>
          </draw:line>
          <draw:custom-shape draw:style-name="gr106" draw:text-style-name="P32" draw:layer="layout" svg:width="1.372cm" svg:height="1.372cm" svg:x="20.932cm" svg:y="14.681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13.278cm" svg:x2="12.579cm" svg:y2="13.278cm">
            <text:p/>
          </draw:line>
          <draw:line draw:style-name="gr66" draw:text-style-name="P5" draw:layer="layout" svg:x1="4.351cm" svg:y1="15.368cm" svg:x2="5.581cm" svg:y2="13.237cm">
            <text:p/>
          </draw:line>
          <draw:line draw:style-name="gr71" draw:text-style-name="P4" draw:layer="layout" svg:x1="2.171cm" svg:y1="15.37cm" svg:x2="4.101cm" svg:y2="15.371cm">
            <text:p/>
          </draw:line>
          <draw:line draw:style-name="gr150" draw:text-style-name="P5" draw:layer="layout" svg:x1="10.604cm" svg:y1="13.281cm" svg:x2="11.566cm" svg:y2="11.616cm">
            <text:p/>
          </draw:line>
          <draw:custom-shape draw:style-name="gr109" draw:text-style-name="P46" draw:layer="layout" svg:width="2.083cm" svg:height="0.203cm" draw:transform="rotate (-1.0471975511966) translate (10.155cm 12.335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15.371cm" svg:x2="7.509cm" svg:y2="15.371cm">
            <text:p/>
          </draw:line>
          <draw:custom-shape draw:style-name="gr108" draw:text-style-name="P40" draw:layer="layout" svg:width="2.083cm" svg:height="0.203cm" draw:transform="rotate (-1.0471975511966) translate (3.902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6.93cm" svg:x2="7.509cm" svg:y2="6.93cm">
            <text:p/>
          </draw:line>
          <draw:line draw:style-name="gr67" draw:text-style-name="P5" draw:layer="layout" svg:x1="9.366cm" svg:y1="9.062cm" svg:x2="11.601cm" svg:y2="5.193cm">
            <text:p/>
          </draw:line>
          <draw:line draw:style-name="gr66" draw:text-style-name="P5" draw:layer="layout" svg:x1="4.351cm" svg:y1="9.02cm" svg:x2="5.581cm" svg:y2="6.889cm">
            <text:p/>
          </draw:line>
          <draw:line draw:style-name="gr71" draw:text-style-name="P4" draw:layer="layout" svg:x1="2.171cm" svg:y1="9.022cm" svg:x2="4.101cm" svg:y2="9.023cm">
            <text:p/>
          </draw:line>
          <draw:line draw:style-name="gr125" draw:text-style-name="P5" draw:layer="layout" svg:x1="10.594cm" svg:y1="6.937cm" svg:x2="12.413cm" svg:y2="6.937cm">
            <text:p/>
          </draw:line>
          <draw:custom-shape draw:style-name="gr109" draw:text-style-name="P46" draw:layer="layout" svg:width="2.083cm" svg:height="0.203cm" draw:transform="rotate (-1.0471975511966) translate (10.155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9.023cm" svg:x2="9.429cm" svg:y2="9.023cm">
            <text:p/>
          </draw:line>
          <draw:custom-shape draw:style-name="gr108" draw:text-style-name="P40" draw:layer="layout" svg:width="2.083cm" svg:height="0.203cm" draw:transform="rotate (-1.0471975511966) translate (3.902cm 8.028cm)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40" draw:layer="layout" svg:width="0.508cm" svg:height="1.524cm" svg:x="7.257cm" svg:y="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2" draw:text-style-name="P8" draw:layer="layout" svg:width="3.24cm" svg:height="1.041cm" svg:x="1.908cm" svg:y="3.928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line draw:style-name="gr66" draw:text-style-name="P5" draw:layer="layout" svg:x1="6.517cm" svg:y1="17.268cm" svg:x2="7.676cm" svg:y2="17.268cm">
            <text:p/>
          </draw:line>
          <draw:line draw:style-name="gr67" draw:text-style-name="P5" draw:layer="layout" svg:x1="2.077cm" svg:y1="17.268cm" svg:x2="3.236cm" svg:y2="17.268cm">
            <text:p/>
          </draw:line>
          <draw:frame draw:style-name="gr153" draw:text-style-name="P8" draw:layer="layout" svg:width="2.624cm" svg:height="0.903cm" svg:x="3.42cm" svg:y="16.734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A1E15946C603443F.png" xlink:type="simple" xlink:show="embed" xlink:actuate="onLoad" loext:mime-type="image/png"/>
          </draw:frame>
          <draw:custom-shape draw:style-name="gr154" draw:text-style-name="P32" draw:layer="layout" svg:width="0.541cm" svg:height="0.541cm" svg:x="11.675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8" draw:layer="layout" svg:width="1.027cm" svg:height="1.087cm" svg:x="12.833cm" svg:y="16.658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A1E15946C603443F.png" xlink:type="simple" xlink:show="embed" xlink:actuate="onLoad" loext:mime-type="image/png"/>
          </draw:frame>
          <draw:frame draw:style-name="gr148" draw:text-style-name="P8" draw:layer="layout" svg:width="1.075cm" svg:height="1.027cm" svg:x="15.905cm" svg:y="16.822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A1E15946C603443F.png" xlink:type="simple" xlink:show="embed" xlink:actuate="onLoad" loext:mime-type="image/png"/>
          </draw:frame>
          <draw:custom-shape draw:style-name="gr155" draw:text-style-name="P32" draw:layer="layout" svg:width="0.541cm" svg:height="0.541cm" svg:x="14.691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6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12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7" draw:text-style-name="P8" draw:layer="layout" svg:width="0.53cm" svg:height="1.087cm" svg:x="21.817cm" svg:y="6.43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A1E15946C603443F.png" xlink:type="simple" xlink:show="embed" xlink:actuate="onLoad" loext:mime-type="image/png"/>
          </draw:frame>
          <draw:frame draw:style-name="gr157" draw:text-style-name="P8" draw:layer="layout" svg:width="0.53cm" svg:height="1.087cm" svg:x="21.317cm" svg:y="8.537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A1E15946C603443F.png" xlink:type="simple" xlink:show="embed" xlink:actuate="onLoad" loext:mime-type="image/png"/>
          </draw:frame>
          <draw:frame draw:style-name="gr157" draw:text-style-name="P8" draw:layer="layout" svg:width="0.53cm" svg:height="1.087cm" svg:x="21.817cm" svg:y="12.76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A1E15946C603443F.png" xlink:type="simple" xlink:show="embed" xlink:actuate="onLoad" loext:mime-type="image/png"/>
          </draw:frame>
          <draw:frame draw:style-name="gr158" draw:text-style-name="P8" draw:layer="layout" svg:width="1.168cm" svg:height="1.205cm" svg:x="21.112cm" svg:y="14.861cm">
            <draw:image xlink:href="Pictures/100071FA0000175C00000BC875E92A5312F5EBF9.svg" xlink:type="simple" xlink:show="embed" xlink:actuate="onLoad" loext:mime-type="image/svg+xml">
              <text:p/>
            </draw:image>
            <draw:image xlink:href="Pictures/100002010000011B0000008E4B559C1AF82EF0FB.png" xlink:type="simple" xlink:show="embed" xlink:actuate="onLoad" loext:mime-type="image/png"/>
          </draw:frame>
          <draw:custom-shape draw:style-name="gr159" draw:text-style-name="P32" xml:id="id38" draw:id="id38" draw:layer="layout" svg:width="2.235cm" svg:height="1.118cm" svg:x="28.082cm" svg:y="14.39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0" draw:text-style-name="P8" draw:layer="layout" svg:width="1.788cm" svg:height="0.785cm" svg:x="28.32cm" svg:y="14.55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C960D00323B287C2.png" xlink:type="simple" xlink:show="embed" xlink:actuate="onLoad" loext:mime-type="image/png"/>
          </draw:frame>
          <draw:custom-shape draw:style-name="gr161" draw:text-style-name="P32" xml:id="id40" draw:id="id40" draw:layer="layout" svg:width="2.235cm" svg:height="1.168cm" svg:x="28.082cm" svg:y="11.19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2" draw:text-style-name="P8" draw:layer="layout" svg:width="2.055cm" svg:height="0.967cm" svg:x="28.158cm" svg:y="11.365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C960D00323B287C2.png" xlink:type="simple" xlink:show="embed" xlink:actuate="onLoad" loext:mime-type="image/png"/>
          </draw:frame>
          <draw:ellipse draw:style-name="gr17" draw:text-style-name="P11" xml:id="id41" draw:id="id41" draw:layer="layout" svg:width="2.002cm" svg:height="1.285cm" draw:transform="skewX (-0.00785398163397448) rotate (-3.14159265358979) translate (27.891cm 7.574cm)" draw:kind="cut" draw:start-angle="88.96" draw:end-angle="271.12">
            <text:p/>
          </draw:ellipse>
          <draw:connector draw:style-name="gr18" draw:text-style-name="P3" draw:layer="layout" draw:type="curve" svg:x1="27.886cm" svg:y1="6.932cm" svg:x2="29.213cm" svg:y2="8.01cm" draw:start-shape="id41" draw:start-glue-point="3" draw:end-shape="id42" draw:end-glue-point="0" svg:d="M27886 6932c885 0 1327 359 1327 1078" svg:viewBox="0 0 1328 1079">
            <text:p/>
          </draw:connector>
          <draw:connector draw:style-name="gr18" draw:text-style-name="P3" draw:layer="layout" draw:type="curve" draw:line-skew="0.333cm 0.087cm" svg:x1="26.468cm" svg:y1="4.475cm" svg:x2="28.096cm" svg:y2="5.394cm" draw:start-shape="id43" draw:start-glue-point="3" draw:end-shape="id44" draw:end-glue-point="3" svg:d="M26468 4475c0-336 506-281 682 33s22 886 946 886" svg:viewBox="0 0 1629 1148">
            <text:p/>
          </draw:connector>
          <draw:ellipse draw:style-name="gr17" draw:text-style-name="P11" xml:id="id43" draw:id="id43" draw:layer="layout" svg:width="2.002cm" svg:height="1.285cm" draw:transform="skewX (-0.00785398163397456) rotate (-2.0943951023932) translate (27.026cm 4.792cm)" draw:kind="cut" draw:start-angle="88.96" draw:end-angle="271.12">
            <text:p/>
          </draw:ellipse>
          <draw:custom-shape draw:style-name="gr159" draw:text-style-name="P32" xml:id="id42" draw:id="id42" draw:layer="layout" svg:width="2.235cm" svg:height="1.118cm" svg:x="28.096cm" svg:y="8.0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4" draw:id="id44" draw:layer="layout" svg:width="2.235cm" svg:height="1.168cm" svg:x="28.096cm" svg:y="4.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3" draw:text-style-name="P8" draw:layer="layout" svg:width="1.476cm" svg:height="0.785cm" svg:x="28.525cm" svg:y="5.023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C960D00323B287C2.png" xlink:type="simple" xlink:show="embed" xlink:actuate="onLoad" loext:mime-type="image/png"/>
          </draw:frame>
          <draw:frame draw:style-name="gr164" draw:text-style-name="P8" draw:layer="layout" svg:width="1.405cm" svg:height="0.665cm" svg:x="28.573cm" svg:y="8.2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C960D00323B287C2.png" xlink:type="simple" xlink:show="embed" xlink:actuate="onLoad" loext:mime-type="image/png"/>
          </draw:frame>
          <draw:ellipse draw:style-name="gr17" draw:text-style-name="P11" xml:id="id45" draw:id="id45" draw:layer="layout" svg:width="2.002cm" svg:height="1.285cm" draw:transform="skewX (-0.00785398163397448) rotate (-3.14159265358979) translate (13.405cm 7.573cm)" draw:kind="cut" draw:start-angle="88.96" draw:end-angle="271.12">
            <text:p/>
          </draw:ellipse>
          <draw:connector draw:style-name="gr18" draw:text-style-name="P3" draw:layer="layout" draw:type="curve" svg:x1="13.4cm" svg:y1="6.931cm" svg:x2="14.727cm" svg:y2="8.009cm" draw:start-shape="id45" draw:start-glue-point="3" draw:end-shape="id46" draw:end-glue-point="0" svg:d="M13400 6931c885 0 1327 359 1327 1078" svg:viewBox="0 0 1328 1079">
            <text:p/>
          </draw:connector>
          <draw:connector draw:style-name="gr18" draw:text-style-name="P3" draw:layer="layout" draw:type="curve" draw:line-skew="0.333cm 0.087cm" svg:x1="11.982cm" svg:y1="4.474cm" svg:x2="13.61cm" svg:y2="5.393cm" draw:start-shape="id47" draw:start-glue-point="3" draw:end-shape="id48" draw:end-glue-point="3" svg:d="M11982 4474c0-336 506-281 682 33s22 886 946 886" svg:viewBox="0 0 1629 1148">
            <text:p/>
          </draw:connector>
          <draw:ellipse draw:style-name="gr17" draw:text-style-name="P11" xml:id="id47" draw:id="id47" draw:layer="layout" svg:width="2.002cm" svg:height="1.285cm" draw:transform="skewX (-0.00785398163397456) rotate (-2.0943951023932) translate (12.54cm 4.791cm)" draw:kind="cut" draw:start-angle="88.96" draw:end-angle="271.12">
            <text:p/>
          </draw:ellipse>
          <draw:custom-shape draw:style-name="gr159" draw:text-style-name="P32" xml:id="id46" draw:id="id46" draw:layer="layout" svg:width="2.235cm" svg:height="1.118cm" svg:x="13.61cm" svg:y="8.0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8" draw:id="id48" draw:layer="layout" svg:width="2.235cm" svg:height="1.168cm" svg:x="13.61cm" svg:y="4.8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7" draw:text-style-name="P11" xml:id="id49" draw:id="id49" draw:layer="layout" svg:width="2.002cm" svg:height="1.285cm" draw:transform="skewX (-0.00785398163397448) rotate (-3.14159265358979) translate (13.404cm 13.942cm)" draw:kind="cut" draw:start-angle="88.96" draw:end-angle="271.12">
            <text:p/>
          </draw:ellipse>
          <draw:connector draw:style-name="gr18" draw:text-style-name="P3" draw:layer="layout" draw:type="curve" svg:x1="13.399cm" svg:y1="13.3cm" svg:x2="14.726cm" svg:y2="14.378cm" draw:start-shape="id49" draw:start-glue-point="3" draw:end-shape="id50" draw:end-glue-point="0" svg:d="M13399 13300c885 0 1327 359 1327 1078" svg:viewBox="0 0 1328 1079">
            <text:p/>
          </draw:connector>
          <draw:connector draw:style-name="gr18" draw:text-style-name="P3" draw:layer="layout" draw:type="curve" draw:line-skew="0.333cm 0.087cm" svg:x1="11.981cm" svg:y1="10.843cm" svg:x2="13.609cm" svg:y2="11.762cm" draw:start-shape="id51" draw:start-glue-point="3" draw:end-shape="id52" draw:end-glue-point="3" svg:d="M11981 10843c0-336 506-281 682 33s22 886 946 886" svg:viewBox="0 0 1629 1148">
            <text:p/>
          </draw:connector>
          <draw:ellipse draw:style-name="gr17" draw:text-style-name="P11" xml:id="id51" draw:id="id51" draw:layer="layout" svg:width="2.002cm" svg:height="1.285cm" draw:transform="skewX (-0.00785398163397456) rotate (-2.0943951023932) translate (12.539cm 11.16cm)" draw:kind="cut" draw:start-angle="88.96" draw:end-angle="271.12">
            <text:p/>
          </draw:ellipse>
          <draw:custom-shape draw:style-name="gr159" draw:text-style-name="P32" xml:id="id50" draw:id="id50" draw:layer="layout" svg:width="2.235cm" svg:height="1.118cm" svg:x="13.609cm" svg:y="14.37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52" draw:id="id52" draw:layer="layout" svg:width="2.235cm" svg:height="1.168cm" svg:x="13.609cm" svg:y="11.17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2" draw:text-style-name="P8" draw:layer="layout" svg:width="2.475cm" svg:height="0.796cm" svg:x="13.763cm" svg:y="5.014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frame draw:style-name="gr152" draw:text-style-name="P8" draw:layer="layout" svg:width="2.475cm" svg:height="0.796cm" svg:x="13.764cm" svg:y="8.199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frame draw:style-name="gr165" draw:text-style-name="P8" draw:layer="layout" svg:width="2.028cm" svg:height="0.809cm" svg:x="13.765cm" svg:y="11.386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frame draw:style-name="gr165" draw:text-style-name="P8" draw:layer="layout" svg:width="2.028cm" svg:height="0.809cm" svg:x="13.765cm" svg:y="14.547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frame draw:style-name="gr166" draw:text-style-name="P8" draw:layer="layout" svg:width="3.24cm" svg:height="1.051cm" svg:x="1.908cm" svg:y="10.33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frame draw:style-name="gr167" draw:text-style-name="P8" draw:layer="layout" svg:width="4.122cm" svg:height="1.256cm" svg:x="16.408cm" svg:y="10.19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frame draw:style-name="gr168" draw:text-style-name="P8" draw:layer="layout" svg:width="4.122cm" svg:height="1.19cm" svg:x="16.408cm" svg:y="3.742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9DED513F75F3D283.png" xlink:type="simple" xlink:show="embed" xlink:actuate="onLoad" loext:mime-type="image/png"/>
          </draw:frame>
          <draw:custom-shape draw:style-name="gr151" draw:text-style-name="P40" draw:layer="layout" svg:width="0.508cm" svg:height="1.524cm" svg:x="7.257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9" draw:text-style-name="P8" draw:layer="layout" svg:width="2.732cm" svg:height="0.903cm" svg:x="7.924cm" svg:y="16.735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A1E15946C603443F.png" xlink:type="simple" xlink:show="embed" xlink:actuate="onLoad" loext:mime-type="image/png"/>
          </draw:frame>
        </draw:g>
      </draw:page>
      <draw:page draw:name="page18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53" draw:id="id53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53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54" draw:start-glue-point="3" svg:d="M24130 9008c952 0 568-724 769-724" svg:viewBox="0 0 770 725">
          <text:p/>
        </draw:connector>
        <draw:ellipse draw:style-name="gr17" draw:text-style-name="P11" xml:id="id54" draw:id="id54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custom-shape draw:style-name="gr127" draw:text-style-name="P41" draw:layer="layout" svg:width="7.417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5.557cm" svg:height="10.82cm" svg:x="14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4.724cm" svg:height="10.82cm" svg:x="20.374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1" draw:text-style-name="P52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4.559cm" svg:y1="7.96cm" svg:x2="14.559cm" svg:y2="14.09cm">
          <text:p/>
        </draw:line>
        <draw:line draw:style-name="gr105" draw:text-style-name="P3" draw:layer="layout" svg:x1="20.223cm" svg:y1="7.96cm" svg:x2="20.223cm" svg:y2="12.554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55" draw:id="id55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55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8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041cm" svg:y1="9.294cm" svg:x2="16.0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342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6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8.9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5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83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5.785cm" svg:y="5.565cm">
          <draw:text-box>
            <text:p><text:span text:style-name="T5">Interaction</text:span></text:p>
          </draw:text-box>
        </draw:frame>
        <draw:ellipse draw:style-name="gr17" draw:text-style-name="P11" xml:id="id56" draw:id="id56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56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7" draw:layer="layout" svg:width="1.778cm" svg:height="1.067cm" svg:x="12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4.2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2.9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9.8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9.1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8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5-04-17T12:08:10.703139234</dc:date>
    <meta:editing-duration>P11DT1H7M42S</meta:editing-duration>
    <meta:editing-cycles>196</meta:editing-cycles>
    <meta:generator>LibreOffice/6.4.7.2$Linux_X86_64 LibreOffice_project/40$Build-2</meta:generator>
    <meta:document-statistic meta:object-count="886"/>
  </office:meta>
</office:document-meta>
</file>